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pokalypse</text:h>
      <text:p text:style-name="P1">Aus dem...<text:line-break/></text:p>
      <text:p text:style-name="P1">Halbschlaf aufgewacht.<text:line-break/>Geweckt durch Sirene in der Nacht.<text:line-break/>Kurz danach<text:line-break/>Übertönt durch...<text:line-break/></text:p>
      <text:p text:style-name="P1">Flugzeugmotorendröhnen<text:line-break/>Mit todbringender Fracht.<text:line-break/>Warfen die Bomben von oben<text:line-break/>Auf uns herab. Atomare Kraft.<text:line-break/>Gleißendes Licht. Ich sah...<text:line-break/></text:p>
      <text:p text:style-name="P1">Menschen, die rannten durch Flammen,<text:line-break/>Verbrannten<text:line-break/>Mit ihren eigenen Kindern auf dem Armen.<text:line-break/>Schreckliche Qualen.<text:line-break/>Bis alles nach und nach...<text:line-break/></text:p>
      <text:p text:style-name="P1">Unter der Last der Asche zerbrach<text:line-break/>Und die Zeit der Stille<text:line-break/>Unter verdunkeltem Himmel anbrach...<text:line-break/></text:p>
      <text:p text:style-name="P1">Als wir dann wussten, what uns da...<text:line-break/>Vor ein paar Jahren traf, war’s uns klar:<text:line-break/>Die Welt wird nie mehr so, wie sie mal war...<text:line-break/>Was wir...<text:line-break/></text:p>
      <text:p text:style-name="P1">Nach langer Zeit unter Tage<text:line-break/>Dann wieder sahen, war kahl,<text:line-break/>Wüstenartige Schwere überall.<text:line-break/>Ungefilterte Sonnenstrahlen, rostiger Stahl...<text:line-break/>Der Magen knurrt.<text:line-break/>Haben Durst.<text:line-break/></text:p>
      <text:p text:style-name="P1">Einige von uns tranken aus einem<text:line-break/>Vergifteten Fluss und...<text:line-break/>Kollabierten auf allen Vieren.<text:line-break/>Brachen Blut, bis Nieren<text:line-break/>Und Herz krepierten.<text:line-break/>Tödlicher Kussmund...<text:line-break/><text:soft-page-break/>Gierten früher nur nach Dingen, die uns amüsierten.<text:line-break/>Doch jetzt<text:line-break/>Existieren wir hauptsächlich<text:line-break/>Nur, um den Kampf mit<text:line-break/>Krankheit, Hunger und dem Erfrieren nicht zu verlieren.<text:line-break/></text:p>
      <text:p text:style-name="P1">Auf dem Weg durch das Land,<text:line-break/>Geprägt durch Kampf,<text:line-break/>Kriegsgerät und Angst.<text:line-break/>Wanderten wir ab und an...<text:line-break/></text:p>
      <text:p text:style-name="P1">An verlassenen, noch übrig gebliebenen Dörfern...<text:line-break/>Mit unüblich<text:line-break/>Niedrigen Geigerzähler-Ausschlägen<text:line-break/>Entlang.<text:line-break/></text:p>
      <text:p text:style-name="P1">Kamen dann an Stadtruinen<text:line-break/>Mit abgeriebenen...<text:line-break/></text:p>
      <text:p text:style-name="P1">Durchsiebt von Kugeln-<text:line-break/>Durchlöcherten Schildern von<text:line-break/>Stadtnamen<text:line-break/>Entlang<text:line-break/>Der Randgebiete...<text:line-break/></text:p>
      <text:p text:style-name="P1">Keine Sieger in diesem Krieg, in der<text:line-break/>Die Welt die volle Wucht,<text:line-break/>Das von machtspielenden Völkern<text:line-break/>Apokalyptische Ende der Zivilisation,<text:line-break/>Wie wir sie kennen,<text:line-break/>Zu spüren bekommt. Fragile...<text:line-break/></text:p>
      <text:p text:style-name="P1">Träume zerplatzen wie ‘ne...<text:line-break/>Seifenblase.<text:line-break/>Keinen Platz für viele<text:line-break/>Hoffnungen.<text:line-break/>Sind nicht gemacht für diese...<text:line-break/></text:p>
      <text:p text:style-name="P1">Übertriebene,<text:line-break/>Radikal nuklear<text:line-break/>Verseuchte, surreale<text:line-break/>Umwelt, die<text:line-break/>Zerfällt,<text:line-break/><text:soft-page-break/>In der Geld...<text:line-break/>Und Status keine Bedeutung mehr hat<text:line-break/>Und wir dazu verurteilt sind,<text:line-break/>Durch brachliegendes<text:line-break/>Feld zu wandern,<text:line-break/>Solange wie man den Willen zu überleben noch behält.<text:line-break/></text:p>
      <text:p text:style-name="P1">Das Wichtigste Hab und Gut,<text:line-break/>Neben Gasmaske, Strahlenschutzanzug<text:line-break/>Und Geigerzähler...<text:line-break/></text:p>
      <text:p text:style-name="P1">Ist das aus einem unterirdischen Bunker stammende Taschenmesser.<text:line-break/>Bietet leider keinen Schutz vor<text:line-break/>Gewalt, Raub,<text:line-break/>Trie-Tätern und Abstechern...<text:line-break/></text:p>
      <text:p text:style-name="P1">Doch werden kreativ,<text:line-break/>Was Dinge angeht, zweckentfremdet zu Waffen,<text:line-break/>Wie Knastinsassen<text:line-break/>Im Track für<text:line-break/>Hassverbrecher...<text:line-break/></text:p>
      <text:p text:style-name="P1">Eine Frau aus dem Rest unserer Gruppe<text:line-break/>Schlug vor ungefähr einer Woche<text:line-break/>Wegen einer Puppe ihrer Tochter...<text:line-break/></text:p>
      <text:p text:style-name="P1">Den Kopf eines Mannes<text:line-break/>Kaputt<text:line-break/>Mit einem verdammten<text:line-break/>Aschenbecher...<text:line-break/></text:p>
      <text:p text:style-name="P1">Erreichten...</text:p>
      <text:p text:style-name="P1">Wie nicht selten nur knapp vor Einbruch der Kälte<text:line-break/>Einen noch intakten Radiosender<text:line-break/>Mit einem<text:line-break/>Einst für militärischen Zweck genutzten<text:line-break/>Volksempfänger.<text:line-break/>Veraltet...<text:line-break/></text:p>
      <text:p text:style-name="P1">Heute denkbar nützlich,<text:line-break/>Doch ohne Strom, ohne Funktion.<text:line-break/>Also wieder weiterziehen...<text:line-break/>Raus in diese kranke Welt,<text:line-break/><text:soft-page-break/></text:p>
      <text:p text:style-name="P1">In der es nur zählt,<text:line-break/>Schlichtweg das Beste aus dem Dreck zu machen,<text:line-break/>Solange bis der Vorhang irgendwann fäll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50:53.39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25" meta:word-count="415" meta:character-count="2890"/>
  </office:meta>
</office:document-meta>
</file>